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Courier New" svg:font-family="'Courier New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2" style:family="table">
      <style:table-properties style:width="14.631cm" table:align="left"/>
    </style:style>
    <style:style style:name="Tabla2.A" style:family="table-column">
      <style:table-column-properties style:column-width="14.631cm"/>
    </style:style>
    <style:style style:name="Tabla2.A1" style:family="table-cell">
      <style:table-cell-properties fo:padding="0.097cm" fo:border="0.05pt solid #000000"/>
    </style:style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6.999cm" style:rel-column-width="65535*"/>
    </style:style>
    <style:style style:name="Tabla1.A1" style:family="table-cell">
      <style:table-cell-properties fo:padding="0.097cm" fo:border="0.05pt solid #000000"/>
    </style:style>
    <style:style style:name="P1" style:family="paragraph" style:parent-style-name="Text_20_body">
      <loext:graphic-properties draw:fill="solid" draw:fill-color="#ffffff" draw:opacity="100%"/>
      <style:paragraph-properties fo:text-align="justify" style:justify-single-word="false" fo:background-color="#ffffff"/>
      <style:text-properties fo:color="#1f2f42" loext:opacity="100%" style:font-name="Arial1" fo:font-size="14pt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ext_20_body">
      <loext:graphic-properties draw:fill="solid" draw:fill-color="#ffffff" draw:opacity="100%"/>
      <style:paragraph-properties fo:text-align="justify" style:justify-single-word="false" fo:background-color="#ffffff"/>
      <style:text-properties fo:color="#1f2f42" loext:opacity="100%" style:font-name="Arial1" fo:font-size="11pt" fo:font-style="normal" style:text-underline-style="none" fo:font-weight="normal" style:font-weight-asian="normal" style:font-weight-complex="normal"/>
    </style:style>
    <style:style style:name="P3" style:family="paragraph" style:parent-style-name="Text_20_body">
      <loext:graphic-properties draw:fill="solid" draw:fill-color="#ffffff" draw:opacity="100%"/>
      <style:paragraph-properties fo:text-align="justify" style:justify-single-word="false" fo:background-color="#ffffff"/>
      <style:text-properties fo:color="#1f2f42" loext:opacity="100%" style:font-name="Arial1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Preformatted_20_Text">
      <loext:graphic-properties draw:fill="solid" draw:fill-color="#ffffff" draw:opacity="100%"/>
      <style:paragraph-properties fo:margin-left="1.251cm" fo:margin-right="0cm" fo:text-align="justify" style:justify-single-word="false" fo:text-indent="0cm" style:auto-text-indent="false" fo:background-color="#ffffff"/>
      <style:text-properties fo:color="#1f2f42" loext:opacity="100%" style:font-name="Arial1" fo:font-size="10pt" fo:font-style="normal" fo:font-weight="normal" style:font-size-asian="10pt" style:font-size-complex="10pt"/>
    </style:style>
    <style:style style:name="P5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1f2f42" loext:opacity="100%" style:font-name="Arial1" fo:font-size="10pt" fo:font-style="normal" fo:font-weight="normal" style:font-size-asian="10pt" style:font-size-complex="10pt"/>
    </style:style>
    <style:style style:name="P6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1f2f42" loext:opacity="100%" style:font-name="Arial1" fo:font-size="10pt" fo:font-style="normal" fo:font-weight="normal" officeooo:paragraph-rsid="001a4911"/>
    </style:style>
    <style:style style:name="P7" style:family="paragraph" style:parent-style-name="Text_20_body">
      <style:text-properties style:font-name="Arial" fo:font-size="9pt" style:font-size-asian="9pt" style:font-size-complex="9pt"/>
    </style:style>
    <style:style style:name="P8" style:family="paragraph" style:parent-style-name="Text_20_body">
      <style:paragraph-properties fo:text-align="start" style:justify-single-word="false"/>
      <style:text-properties style:font-name="Arial" fo:font-size="9pt" style:font-size-asian="9pt" style:font-size-complex="9pt"/>
    </style:style>
    <style:style style:name="P9" style:family="paragraph" style:parent-style-name="Text_20_body">
      <loext:graphic-properties draw:fill="solid" draw:fill-color="#ffffff" draw:opacity="100%"/>
      <style:paragraph-properties fo:text-align="justify" style:justify-single-word="false" fo:background-color="#ffffff"/>
      <style:text-properties fo:color="#000000" loext:opacity="100%" style:font-name="Arial1"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Preformatted_20_Text" style:list-style-name="L1">
      <loext:graphic-properties draw:fill="solid" draw:fill-color="#ffffff" draw:opacity="100%"/>
      <style:paragraph-properties fo:text-align="justify" style:justify-single-word="false" fo:background-color="#ffffff"/>
      <style:text-properties fo:color="#1f2f42" loext:opacity="100%" style:font-name="Arial1" fo:font-size="10pt" fo:font-style="normal" fo:font-weight="normal" style:font-size-asian="10pt" style:font-size-complex="10pt"/>
    </style:style>
    <style:style style:name="P11" style:family="paragraph" style:parent-style-name="Preformatted_20_Text">
      <style:paragraph-properties fo:text-align="justify" style:justify-single-word="false"/>
      <style:text-properties fo:color="#1f2f42" loext:opacity="100%" style:font-name="Arial1" fo:font-size="10pt" fo:font-style="normal" fo:font-weight="normal" style:font-size-asian="10pt" style:font-size-complex="10pt"/>
    </style:style>
    <style:style style:name="P12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1f2f42" loext:opacity="100%" style:font-name="Arial1" fo:font-size="10pt" fo:font-style="normal" fo:font-weight="normal" style:font-size-asian="10pt" style:font-size-complex="10pt"/>
    </style:style>
    <style:style style:name="T1" style:family="text">
      <style:text-properties fo:font-style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17cm" fo:text-indent="-0.635cm" fo:margin-left="1.91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52cm" fo:text-indent="-0.635cm" fo:margin-left="2.55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87cm" fo:text-indent="-0.635cm" fo:margin-left="3.187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22cm" fo:text-indent="-0.635cm" fo:margin-left="3.822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57cm" fo:text-indent="-0.635cm" fo:margin-left="4.457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92cm" fo:text-indent="-0.635cm" fo:margin-left="5.092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27cm" fo:text-indent="-0.635cm" fo:margin-left="5.727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62cm" fo:text-indent="-0.635cm" fo:margin-left="6.362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97cm" fo:text-indent="-0.635cm" fo:margin-left="6.997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32cm" fo:text-indent="-0.635cm" fo:margin-left="7.63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LETÍN 7</text:p>
      <text:p text:style-name="P9"><text:span text:style-name="T1">1- </text:span><text:s/>Definir un documento XML que ofrezca un listado de 1 o más editoriales, donde cada editorial presenta la siguiente información: nombre, dirección, email, página, teléfono y fax.</text:p>
      <text:p text:style-name="P3"><text:s text:c="3"/>Definir su correspondiente DTD y construir el fichero XML válido con respecto a éste.</text:p>
      <text:p text:style-name="P3"/>
      <text:p text:style-name="P3">&lt;?xml version="1.0" encoding="UTF-8"?&gt;</text:p>
      <text:p text:style-name="P3">&lt;!DOCTYPE <text:s/>editoriales [</text:p>
      <text:p text:style-name="P3">&lt;!ELEMENT editoriales (editorial+)&gt;</text:p>
      <text:p text:style-name="P3">&lt;!ELEMENT editorial (nombre,direccion, email,pagina,telefono,fax)&gt;</text:p>
      <text:p text:style-name="P3">&lt;!ELEMENT nombre (#PCDATA)&gt;</text:p>
      <text:p text:style-name="P3">&lt;!ELEMENT direccion (#PCDATA)&gt;</text:p>
      <text:p text:style-name="P3">&lt;!ELEMENT email (#PCDATA)&gt;</text:p>
      <text:p text:style-name="P3">&lt;!ELEMENT pagina (#PCDATA)&gt;</text:p>
      <text:p text:style-name="P3">&lt;!ELEMENT telefono (#PCDATA)&gt;</text:p>
      <text:p text:style-name="P3">&lt;!ELEMENT fax (#PCDATA)&gt;</text:p>
      <text:p text:style-name="P3">]&gt;</text:p>
      <text:p text:style-name="P3"/>
      <text:p text:style-name="P3"><text:s/>&lt;editoriales&gt;</text:p>
      <text:p text:style-name="P3">&lt;editorial&gt;</text:p>
      <text:p text:style-name="P3">&lt;nombre&gt;Windar&lt;/nombre&gt;</text:p>
      <text:p text:style-name="P3">&lt;direccion&gt;C/Carregal&lt;/direccion&gt;</text:p>
      <text:p text:style-name="P3">&lt;email&gt;Win@hotmail&lt;/email&gt;</text:p>
      <text:p text:style-name="P3">&lt;pagina&gt;Web&lt;/pagina&gt;</text:p>
      <text:p text:style-name="P3">&lt;telefono&gt;66698954&lt;/telefono&gt;</text:p>
      <text:p text:style-name="P3">&lt;fax&gt;98985878&lt;/fax&gt;</text:p>
      <text:p text:style-name="P3">&lt;/editorial&gt;</text:p>
      <text:p text:style-name="P3">&lt;editorial&gt;</text:p>
      <text:p text:style-name="P3">&lt;nombre&gt;suejy&lt;/nombre&gt;</text:p>
      <text:p text:style-name="P3">&lt;direccion&gt;C/Baixo&lt;/direccion&gt;</text:p>
      <text:p text:style-name="P3">&lt;email&gt;Bea@hotmail&lt;/email&gt;</text:p>
      <text:p text:style-name="P3">&lt;pagina&gt;Web&lt;/pagina&gt;</text:p>
      <text:p text:style-name="P3">&lt;telefono&gt;66698954&lt;/telefono&gt;</text:p>
      <text:p text:style-name="P3">&lt;fax&gt;98985878&lt;/fax&gt;</text:p>
      <text:p text:style-name="P3">&lt;/editorial&gt;</text:p>
      <text:p text:style-name="P3">&lt;/editoriales&gt;</text:p>
      <text:p text:style-name="P3"/>
      <text:p text:style-name="P3"/>
      <text:p text:style-name="P3">2- Definir el correspondiente DTD para el siguiente documento XML: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8">&lt;?xml version="1.0"?&gt;<text:line-break/>&lt;libro&gt;<text:line-break/>&lt;titulo&gt; Cien años de soledad &lt;/titulo&gt;<text:line-break/>&lt;disponible tiempo="24" unidad="horas"/&gt;<text:line-break/>&lt;autor&gt; Gabriel García Márquez &lt;/autor&gt;<text:line-break/>&lt;formato&gt; Rústica &lt;/formato&gt;<text:line-break/>&lt;publicacion&gt;1967 &lt;/publicacion&gt;<text:line-break/><text:soft-page-break/>&lt;precio cantidad="9.99" moneda="euro"/&gt;<text:line-break/>&lt;descuento cantidad="5"/&gt;<text:line-break/>&lt;enlacelibro href="/exec/ISBN/84-473-0619-4"/&gt;<text:line-break/>&lt;/libro&gt;</text:p>
            <text:p text:style-name="P8">&lt;?xml version="1.0" encoding="UTF-8"?&gt;</text:p>
            <text:p text:style-name="P8">&lt;!DOCTYPE libro [</text:p>
            <text:p text:style-name="P8">&lt;!ELEMENT libro (titulo,disponible,autor,formato,publicacion,precio,descuento,enlacelibro)&gt;</text:p>
            <text:p text:style-name="P8">&lt;!ELEMENT titulo (#PCDATA)&gt;</text:p>
            <text:p text:style-name="P8">&lt;!ELEMENT disponible EMPTY&gt;</text:p>
            <text:p text:style-name="P8">&lt;!ATTLIST disponible tiempo <text:s/>CDATA #REQUIRED&gt;</text:p>
            <text:p text:style-name="P8">&lt;!ATTLIST disponible unidad <text:s/>CDATA #REQUIRED&gt;</text:p>
            <text:p text:style-name="P8">&lt;!ELEMENT autor (#PCDATA)&gt;</text:p>
            <text:p text:style-name="P8">&lt;!ELEMENT formato (#PCDATA)&gt;</text:p>
            <text:p text:style-name="P8">&lt;!ELEMENT publicacion (#PCDATA)&gt;</text:p>
            <text:p text:style-name="P8">&lt;!ELEMENT precio EMPTY&gt;</text:p>
            <text:p text:style-name="P8">&lt;!ATTLIST precio <text:s/>cantidad <text:s/>CDATA #REQUIRED&gt;</text:p>
            <text:p text:style-name="P8">&lt;!ATTLIST precio <text:s/>moneda <text:s/>CDATA #REQUIRED&gt;</text:p>
            <text:p text:style-name="P8">&lt;!ELEMENT descuento EMPTY&gt;</text:p>
            <text:p text:style-name="P8">&lt;!ATTLIST descuento cantidad CDATA #REQUIRED&gt;</text:p>
            <text:p text:style-name="P8">&lt;!ELEMENT <text:s/>enlacelibro EMPTY&gt;</text:p>
            <text:p text:style-name="P8">&lt;!ATTLIST enlacelibro href CDATA #REQUIRED&gt;</text:p>
            <text:p text:style-name="P8"/>
            <text:p text:style-name="P8">]&gt;</text:p>
            <text:p text:style-name="P8">&lt;libro&gt;</text:p>
            <text:p text:style-name="P8">&lt;titulo&gt; Cien años de soledad &lt;/titulo&gt;</text:p>
            <text:p text:style-name="P8">&lt;disponible tiempo="24" unidad="horas"/&gt;</text:p>
            <text:p text:style-name="P8">&lt;autor&gt; Gabriel García Márquez &lt;/autor&gt;</text:p>
            <text:p text:style-name="P8">&lt;formato&gt; Rústica &lt;/formato&gt;</text:p>
            <text:p text:style-name="P8">&lt;publicacion&gt;1967 &lt;/publicacion&gt;</text:p>
            <text:p text:style-name="P8">&lt;precio cantidad="9.99" moneda="euro"/&gt;</text:p>
            <text:p text:style-name="P8">&lt;descuento cantidad="5"/&gt;</text:p>
            <text:p text:style-name="P8">&lt;enlacelibro href="/exec/ISBN/84-473-0619-4"/&gt;</text:p>
            <text:p text:style-name="P8">&lt;/libro&gt;</text:p>
          </table:table-cell>
        </table:table-row>
      </table:table>
      <text:p text:style-name="P2"/>
      <text:p text:style-name="P2">3- Definir el correspondiente DTD para el siguiente documento XML: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7">&lt;clinicas&gt;</text:p>
            <text:p text:style-name="P7">&lt;clinica nombre ="vista <text:s/>hermosa"&gt;</text:p>
            <text:p text:style-name="P7">&lt;cita fecha="10/10/2010"&gt;</text:p>
            <text:p text:style-name="P7">&lt;medico nif="d16345665465" nombre="pepe" apellidos="moreno"&gt;</text:p>
            <text:p text:style-name="P7">&lt;especialidad&gt;traumatologia&lt;/especialidad&gt;</text:p>
            <text:p text:style-name="P7">&lt;/medico&gt;</text:p>
            <text:p text:style-name="P7">&lt;paciente nif="100000001A" nombre="Drenthe"&gt;</text:p>
            <text:p text:style-name="P7">&lt;diagnostico&gt;ulcera de estómago&lt;/diagnostico&gt;</text:p>
            <text:p text:style-name="P7">&lt;/paciente&gt;</text:p>
            <text:p text:style-name="P7">&lt;/cita&gt;</text:p>
            <text:p text:style-name="P7"><text:soft-page-break/>&lt;cita fecha="12/10/2010"&gt;</text:p>
            <text:p text:style-name="P7">&lt;medico nif="5258020000B" nombre="luis" apellidos="moreno"&gt;</text:p>
            <text:p text:style-name="P7">&lt;especialidad&gt;traumatologia&lt;/especialidad&gt;</text:p>
            <text:p text:style-name="P7">&lt;/medico&gt;</text:p>
            <text:p text:style-name="P7">&lt;paciente nif="d00000002A" nombre="Mujer de Drenthe"&gt;</text:p>
            <text:p text:style-name="P7">&lt;diagnostico&gt;parto&lt;/diagnostico&gt;</text:p>
            <text:p text:style-name="P7">&lt;/paciente&gt;</text:p>
            <text:p text:style-name="P7">&lt;/cita&gt;</text:p>
            <text:p text:style-name="P7">&lt;/clinica&gt;</text:p>
            <text:p text:style-name="P7">..........................</text:p>
            <text:p text:style-name="P8">&lt;/clinicas&gt;</text:p>
            <text:p text:style-name="P8"/>
            <text:p text:style-name="P8">&lt;?xml version="1.0" encoding="UTF-8"?&gt;</text:p>
            <text:p text:style-name="P8">&lt;!DOCTYPE clinicas[</text:p>
            <text:p text:style-name="P8">&lt;!ELEMENT clinicas (clinica)&gt;</text:p>
            <text:p text:style-name="P8">&lt;!ELEMENT clinica (cita*)&gt;</text:p>
            <text:p text:style-name="P8"/>
            <text:p text:style-name="P8">&lt;!ELEMENT cita (medico,paciente)&gt;</text:p>
            <text:p text:style-name="P8">&lt;!ELEMENT medico (especialidad)&gt;</text:p>
            <text:p text:style-name="P8">&lt;!ELEMENT especialidad (#PCDATA)&gt;</text:p>
            <text:p text:style-name="P8">&lt;!ELEMENT paciente (diagnostico)&gt;</text:p>
            <text:p text:style-name="P8">&lt;!ELEMENT diagnostico (#PCDATA)&gt;</text:p>
            <text:p text:style-name="P8">&lt;!ATTLIST clinica nombre CDATA #REQUIRED&gt;</text:p>
            <text:p text:style-name="P8">&lt;!ATTLIST cita fecha CDATA #REQUIRED&gt;</text:p>
            <text:p text:style-name="P8">&lt;!ATTLIST medico nif CDATA #REQUIRED&gt;</text:p>
            <text:p text:style-name="P8">&lt;!ATTLIST medico nombre NMTOKENS #REQUIRED&gt;</text:p>
            <text:p text:style-name="P8">&lt;!ATTLIST medico apellidos NMTOKENS #REQUIRED&gt;</text:p>
            <text:p text:style-name="P8">&lt;!ATTLIST paciente nif CDATA #REQUIRED&gt;</text:p>
            <text:p text:style-name="P8">&lt;!ATTLIST paciente nombre NMTOKENS #REQUIRED&gt;</text:p>
            <text:p text:style-name="P8">]&gt;</text:p>
            <text:p text:style-name="P8">&lt;clinicas&gt;</text:p>
            <text:p text:style-name="P8">&lt;clinica nombre ="vista hermosa"&gt;</text:p>
            <text:p text:style-name="P8">&lt;cita fecha="10/10/2010"&gt;</text:p>
            <text:p text:style-name="P8">&lt;medico nif="d16345665465" nombre="pepe" apellidos="moreno"&gt;</text:p>
            <text:p text:style-name="P8">&lt;especialidad&gt;traumatologia&lt;/especialidad&gt;</text:p>
            <text:p text:style-name="P8">&lt;/medico&gt;</text:p>
            <text:p text:style-name="P8">&lt;paciente nif="100000001A" nombre="Drenthe"&gt;</text:p>
            <text:p text:style-name="P8">&lt;diagnostico&gt;ulcera de estómago&lt;/diagnostico&gt;</text:p>
            <text:p text:style-name="P8">&lt;/paciente&gt;</text:p>
            <text:p text:style-name="P8">&lt;/cita&gt;</text:p>
            <text:p text:style-name="P8">&lt;cita fecha="12/10/2010"&gt;</text:p>
            <text:p text:style-name="P8">&lt;medico nif="5258020000B" nombre="luis" apellidos="moreno"&gt;</text:p>
            <text:p text:style-name="P8">&lt;especialidad&gt;traumatologia&lt;/especialidad&gt;</text:p>
            <text:p text:style-name="P8">&lt;/medico&gt;</text:p>
            <text:p text:style-name="P8">&lt;paciente nif="d00000002A" nombre="Mujer de Drenthe"&gt;</text:p>
            <text:p text:style-name="P8"><text:soft-page-break/>&lt;diagnostico&gt;parto&lt;/diagnostico&gt;</text:p>
            <text:p text:style-name="P8">&lt;/paciente&gt;</text:p>
            <text:p text:style-name="P8">&lt;/cita&gt;</text:p>
            <text:p text:style-name="P8">&lt;/clinica&gt;</text:p>
            <text:p text:style-name="P8">&lt;/clinicas&gt;</text:p>
          </table:table-cell>
        </table:table-row>
      </table:table>
      <text:p text:style-name="P6"/>
      <text:p text:style-name="P6"/>
      <text:p text:style-name="P6"/>
      <text:p text:style-name="P6">4- Definir un DTD y su correspondiente fichero <text:s/>XML válido con respecto a éste que almacene la siguiente</text:p>
      <text:p text:style-name="P6"><text:s/>información para los elementos de la tabla periódica:</text:p>
      <text:p text:style-name="P4">Listado de uno o más átomos, donde cada átomo:</text:p>
      <text:list xml:id="list747916478" text:style-name="L1">
        <text:list-item>
          <text:p text:style-name="P10">Tiene un atributo estado.</text:p>
        </text:list-item>
        <text:list-item>
          <text:p text:style-name="P10">Un elemento nombre.</text:p>
        </text:list-item>
        <text:list-item>
          <text:p text:style-name="P10">Un elemento símbolo.</text:p>
        </text:list-item>
        <text:list-item>
          <text:p text:style-name="P10">Un elemento número atómico.</text:p>
        </text:list-item>
        <text:list-item>
          <text:p text:style-name="P10">Un elemento peso atómico.</text:p>
        </text:list-item>
        <text:list-item>
          <text:p text:style-name="P10">Un elemento punto de ebullición con un atributo unidades,</text:p>
        </text:list-item>
        <text:list-item>
          <text:p text:style-name="P10">Un elemento punto de fusión con un atributo unidades</text:p>
        </text:list-item>
      </text:list>
      <text:p text:style-name="P5"/>
      <text:p text:style-name="P5"/>
      <text:p text:style-name="P5"/>
      <text:p text:style-name="P5">&lt;?xml version="1.0" encoding="UTF-8"?&gt;</text:p>
      <text:p text:style-name="P5">&lt;!DOCTYPE atomos[</text:p>
      <text:p text:style-name="P5">&lt;!ELEMENT atomos (atomo*)&gt;</text:p>
      <text:p text:style-name="P5">&lt;!ELEMENT atomo (nombre,simbolo,natomico,patomico,pebullicion,pfusion)&gt;</text:p>
      <text:p text:style-name="P5">&lt;!ELEMENT nombre (#PCDATA)&gt;</text:p>
      <text:p text:style-name="P5">&lt;!ELEMENT simbolo (#PCDATA)&gt;</text:p>
      <text:p text:style-name="P5">&lt;!ELEMENT natomico (#PCDATA)&gt;</text:p>
      <text:p text:style-name="P5">&lt;!ELEMENT patomico (#PCDATA)&gt;</text:p>
      <text:p text:style-name="P5">&lt;!ELEMENT pebullicion (#PCDATA)&gt;</text:p>
      <text:p text:style-name="P5">&lt;!ELEMENT pfusion (#PCDATA)&gt;</text:p>
      <text:p text:style-name="P5">&lt;!ATTLIST atomo estado CDATA #REQUIRED&gt;</text:p>
      <text:p text:style-name="P5">&lt;!ATTLIST pebullicion unidades CDATA #REQUIRED&gt;</text:p>
      <text:p text:style-name="P5">&lt;!ATTLIST pfusion unidades CDATA #REQUIRED&gt;</text:p>
      <text:p text:style-name="P5">]&gt;</text:p>
      <text:p text:style-name="P5">&lt;atomos&gt;</text:p>
      <text:p text:style-name="P5">&lt;atomo estado="xxx"&gt;</text:p>
      <text:p text:style-name="P5">&lt;nombre&gt;xxx&lt;/nombre&gt;</text:p>
      <text:p text:style-name="P5">&lt;simbolo&gt;xxxx&lt;/simbolo&gt;</text:p>
      <text:p text:style-name="P5">&lt;natomico&gt;xxx&lt;/natomico&gt;</text:p>
      <text:p text:style-name="P5">&lt;patomico&gt;xxxx&lt;/patomico&gt;</text:p>
      <text:p text:style-name="P5">&lt;pebullicion unidades="xxxx"&gt;xxx&lt;/pebullicion&gt;</text:p>
      <text:p text:style-name="P5">&lt;pfusion unidades="xxx"&gt;xxx&lt;/pfusion&gt;</text:p>
      <text:p text:style-name="P5">&lt;/atomo&gt;</text:p>
      <text:p text:style-name="P5">&lt;atomo estado="xxx"&gt;</text:p>
      <text:p text:style-name="P5">&lt;nombre&gt;xxx&lt;/nombre&gt;</text:p>
      <text:p text:style-name="P5">&lt;simbolo&gt;xxxx&lt;/simbolo&gt;</text:p>
      <text:p text:style-name="P5">&lt;natomico&gt;xxx&lt;/natomico&gt;</text:p>
      <text:p text:style-name="P5">&lt;patomico&gt;xxxx&lt;/patomico&gt;</text:p>
      <text:p text:style-name="P5">&lt;pebullicion unidades="xxxx"&gt;xxx&lt;/pebullicion&gt;</text:p>
      <text:p text:style-name="P5">&lt;pfusion unidades="xxx"&gt;xxx&lt;/pfusion&gt;</text:p>
      <text:p text:style-name="P5">&lt;/atomo&gt;</text:p>
      <text:p text:style-name="P5">&lt;/atomos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Courier New" svg:font-family="'Courier New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meta:initial-creator>a</meta:initial-creator>
    <meta:creation-date>2010-09-13T17:42:35</meta:creation-date>
    <dc:date>2022-10-06T11:10:05.959025173</dc:date>
    <meta:print-date>2011-10-12T16:53:28.63</meta:print-date>
    <dc:language>es-ES</dc:language>
    <meta:editing-cycles>15</meta:editing-cycles>
    <meta:editing-duration>PT3H14M47S</meta:editing-duration>
    <meta:printed-by>e e</meta:printed-by>
    <meta:document-statistic meta:table-count="2" meta:image-count="0" meta:object-count="0" meta:page-count="4" meta:paragraph-count="163" meta:word-count="524" meta:character-count="5372" meta:non-whitespace-character-count="5002"/>
    <meta:user-defined meta:name="Info 1"/>
    <meta:user-defined meta:name="Info 2"/>
    <meta:user-defined meta:name="Info 3"/>
    <meta:user-defined meta:name="Info 4"/>
  </office:meta>
</office:document-meta>
</file>